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c9c" officeooo:paragraph-rsid="00114c9c"/>
    </style:style>
    <style:style style:name="P2" style:family="paragraph" style:parent-style-name="Standard">
      <style:text-properties officeooo:paragraph-rsid="00114c9c"/>
    </style:style>
    <style:style style:name="T1" style:family="text">
      <style:text-properties fo:font-size="24pt" officeooo:rsid="00114c9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ián Aránegas Molina</text:p>
      <text:p text:style-name="P1"/>
      <text:p text:style-name="P2"><text:a xlink:type="simple" xlink:href="https://padlet.com/aaramol2909/la-vida-de-la-programaci-n-tbli5v2z4gy8f574" text:style-name="Internet_20_link" text:visited-style-name="Visited_20_Internet_20_Link"><text:span text:style-name="T1">Introducción a la Programació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44:54.887000000</meta:creation-date>
    <dc:date>2024-09-19T12:51:55.686000000</dc:date>
    <meta:editing-duration>PT5M25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